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Preformatted_20_Text" style:list-style-name="List_20_1"/>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ext_20_body" style:list-style-name="List_20_1"/>
    <style:style style:name="P7" style:family="paragraph" style:parent-style-name="Text_20_body" style:list-style-name="Numbering_20_1"/>
    <style:style style:name="P8" style:family="paragraph" style:parent-style-name="Standard"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515892455" text:style-name="List_20_1">
        <text:list-item>
          <text:p text:style-name="P6">Aller dans le module “Gestion documentaire”</text:p>
        </text:list-item>
        <text:list-item>
          <text:p text:style-name="P6">Sélectionner le menu “Création / Famille”</text:p>
        </text:list-item>
        <text:list-item>
          <text:p text:style-name="P6">Indiquer de quel famille la nouvelle famille doit hériter</text:p>
        </text:list-item>
        <text:list-item>
          <text:p text:style-name="P6">Indiquer le nom de la famille</text:p>
        </text:list-item>
        <text:list-item>
          <text:p text:style-name="P6">Cliquer sur “Créer une nouvelle famille”</text:p>
        </text:list-item>
        <text:list-item>
          <text:p text:style-name="P6">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6">Clic droit sur la famille</text:p>
        </text:list-item>
        <text:list-item>
          <text:p text:style-name="P6">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6">La première ligne permet de définir le cadre (bordure qui entoure les champs)</text:p>
        </text:list-item>
        <text:list-item>
          <text:p text:style-name="P6">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6">Expliquer comment importer des familles dans Freedom en utilisant l'interface Web ou la ligne de commandes.</text:p>
        </text:list-item>
        <text:list-item>
          <text:p text:style-name="P6">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6">Construire un fichier OpenOffice.org ou .cvs en suivant les instructions des chapitres suivants</text:p>
        </text:list-item>
        <text:list-item>
          <text:p text:style-name="P6">Se placer dans le module “Gestion documentaire” de Freedom</text:p>
        </text:list-item>
        <text:list-item>
          <text:p text:style-name="P6">Utiliser le menu “Outils / Importer des documents”</text:p>
        </text:list-item>
        <text:list-item>
          <text:p text:style-name="P6"><text:soft-page-break/>Cliquer sur le bouton “Parcourir” et sélectionner le document .csv ou OpenOffice.org</text:p>
        </text:list-item>
        <text:list-item>
          <text:p text:style-name="P6">Cliquer sur le bouton “Analyse” pour détecter les anomalies</text:p>
        </text:list-item>
        <text:list-item>
          <text:p text:style-name="P6">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833177611" text:style-name="Numbering_20_1">
        <text:list-item>
          <text:p text:style-name="P7">BEGIN</text:p>
        </text:list-item>
        <text:list-item>
          <text:p text:style-name="P7">identifiant numérique ou logique de la famille père. Mettre vide s'il n'y a pas d'héritage.</text:p>
        </text:list-item>
        <text:list-item>
          <text:p text:style-name="P7">titre de la famille.</text:p>
        </text:list-item>
        <text:list-item>
          <text:p text:style-name="P7">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7">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7">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7">ATTR</text:p>
        </text:list-item>
        <text:list-item>
          <text:p text:style-name="P7">identifiant de l'attribut</text:p>
        </text:list-item>
        <text:list-item>
          <text:p text:style-name="P7">identifiant du cadre ou du tableau englobant</text:p>
        </text:list-item>
        <text:list-item>
          <text:p text:style-name="P7">désignation de l'attribut</text:p>
        </text:list-item>
        <text:list-item>
          <text:p text:style-name="P7">'Y' signifie qu'il fait partie du titre, 'N' il ne fait pas partie du titre</text:p>
        </text:list-item>
        <text:list-item>
          <text:p text:style-name="P7">'Y' signifie qu'il fait partie du résumé, 'N' il ne fait pas partie du résumé</text:p>
        </text:list-item>
        <text:list-item>
          <text:p text:style-name="P7">type de l'attribut</text:p>
        </text:list-item>
        <text:list-item>
          <text:p text:style-name="P7">ordre de l'attribut</text:p>
        </text:list-item>
        <text:list-item>
          <text:p text:style-name="P7">visibilité de l'attribut</text:p>
        </text:list-item>
        <text:list-item>
          <text:p text:style-name="P7">'Y' signifie qu'il est obligatoire, 'N' il ne fait pas obligatoire</text:p>
        </text:list-item>
        <text:list-item>
          <text:p text:style-name="P7">définition de l'hyperlien</text:p>
        </text:list-item>
        <text:list-item>
          <text:p text:style-name="P7">nom du fichier php pour l'aide à la saisie</text:p>
        </text:list-item>
        <text:list-item>
          <text:p text:style-name="P7">nom et attributs de la fonction pour l'aide à la saisie ou nom et attributs de la méthode de calcul (précédé de ::) s'il s'agit d'un attribut calculé (visibilité W)</text:p>
        </text:list-item>
        <text:list-item>
          <text:p text:style-name="P7">extra lien</text:p>
        </text:list-item>
        <text:list-item>
          <text:p text:style-name="P7">nom et attribut de la méthode de contrainte</text:p>
        </text:list-item>
        <text:list-item>
          <text:p text:style-name="P7">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text:soft-page-break/>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text:soft-page-break/>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6">text(”%s environ”) “pour postfixer <text:span text:style-name="Source_20_Text">environ</text:span> après la valeur,</text:p>
        </text:list-item>
        <text:list-item>
          <text:p text:style-name="P6">text(”&lt;B&gt;%s&lt;/B&gt;”) “pour afficher l'attribut en gras.</text:p>
        </text:list-item>
      </text:list>
      <text:p text:style-name="Text_20_body">Ceci est aussi valable pour les type “int” ou “double”</text:p>
      <text:list xml:id="list830729891" text:style-name="List_20_1">
        <text:list-item>
          <text:p text:style-name="P6">double(”%.02f”) : pour afficher un nombre avec 2 décimales</text:p>
        </text:list-item>
        <text:list-item>
          <text:p text:style-name="P6">integer(”%d m²”) : pour afficher (100 m²).</text:p>
        </text:list-item>
        <text:list-item>
          <text:p text:style-name="P6">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6">time(”%H:%M:%S”) pour afficher aussi les secondes,</text:p>
        </text:list-item>
        <text:list-item>
          <text:p text:style-name="P6">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text:soft-page-break/>saisie modifiant sa visibilité</text:p>
          </table:table-cell>
        </table:table-row>
      </table:table>
      <text:p text:style-name="Text_20_body">.</text:p>
      <text:p text:style-name="Text_20_body"/>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6">frame : Un attribut de type “frame” permet d'ajouter une bordure et un titre pour regrouper des champs similaires</text:p>
        </text:list-item>
        <text:list-item>
          <text:p text:style-name="P6">array : Un attribut de type “array” permet de créer des tableaux</text:p>
        </text:list-item>
        <text:list-item>
          <text:p text:style-name="P6">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6">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text:soft-page-break/>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ext:soft-page-break/>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ext:soft-page-break/>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text:soft-page-break/>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text:soft-page-break/>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ext:soft-page-break/>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7">DEFAULT</text:p>
        </text:list-item>
        <text:list-item>
          <text:p text:style-name="P7">identifiant de l'attribut</text:p>
        </text:list-item>
        <text:list-item>
          <text:p text:style-name="P7">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text:soft-page-break/>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6">pour les énumérés simples :</text:p>
          <text:list>
            <text:list-item>
              <text:p text:style-name="P6">vcheck : boutons radio (exclusifs) alignés verticalement</text:p>
            </text:list-item>
            <text:list-item>
              <text:p text:style-name="P6">hcheck : boutons radio alignés horizontalement</text:p>
            </text:list-item>
            <text:list-item>
              <text:p text:style-name="P6">auto : liste déroulante filtrante</text:p>
            </text:list-item>
            <text:list-item>
              <text:p text:style-name="P6">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6">pour les énumérés multiples :</text:p>
          <text:list>
            <text:list-item>
              <text:p text:style-name="P6">vcheck : boîtes à cocher alignées verticalement</text:p>
            </text:list-item>
            <text:list-item>
              <text:p text:style-name="P6">hcheck : boîtes à cocher alignées horizontalement</text:p>
            </text:list-item>
            <text:list-item>
              <text:p text:style-name="P6">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soft-page-break/><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6">Faire un clic droit sur la famille et sélectionner le menu “Éditer les énumérés”</text:p>
        </text:list-item>
        <text:list-item>
          <text:p text:style-name="P6">Cliquer sur le bouton correspondant à l'énuméré à modifier</text:p>
        </text:list-item>
        <text:list-item>
          <text:p text:style-name="P6">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6">De créer un nouvel énuméré</text:p>
        </text:list-item>
        <text:list-item>
          <text:p text:style-name="P6">Le deplacer grâce au flèche en dessous de l'énuméré titre</text:p>
        </text:list-item>
        <text:list-item>
          <text:p text:style-name="P6">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text:soft-page-break/>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6">%S% : est remplacé par l'URL vers FreeDom avec le numéro de session. Il doit être utilisé en début de lien.</text:p>
        </text:list-item>
        <text:list-item>
          <text:p text:style-name="P6">%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text:soft-page-break/>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6"><text:a xlink:type="simple" xlink:href="http://www.freedom-ecm.org/freedom_2.14/cookbook/attributes/inputhelp">freedom_2.14:cookbook:attributes:inputhelp</text:a></text:p>
        </text:list-item>
        <text:list-item>
          <text:p text:style-name="P6"><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6"><text:a xlink:type="simple" xlink:href="http://www.freedom-ecm.org/freedom_2.14/cookbook/attributes/inputhelp">freedom_2.14:cookbook:attributes:inputhelp</text:a></text:p>
        </text:list-item>
        <text:list-item>
          <text:p text:style-name="P6"><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6">NomFonction : Nom de la fonction PHP à appeler</text:p>
        </text:list-item>
        <text:list-item>
          <text:p text:style-name="P6"><text:soft-page-break/>P1,P2,…: Paramètres de la fonction. Pour ces attributs, il est possible de mettre:</text:p>
          <text:list>
            <text:list-item>
              <text:p text:style-name="P6">D : coordonnée de la base de donnée Freedom</text:p>
            </text:list-item>
            <text:list-item>
              <text:p text:style-name="P6">I : numéro de référence du document</text:p>
            </text:list-item>
            <text:list-item>
              <text:p text:style-name="P6">{FAMNAME} : FAMNAME étant le nom interne de la famille. Est remplacé par le numéro de référence de la famille</text:p>
            </text:list-item>
            <text:list-item>
              <text:p text:style-name="P6">{PARAM} : PARAM étant un identificateur de paramètre. Est remplacé par la valeur du paramètre</text:p>
            </text:list-item>
            <text:list-item>
              <text:p text:style-name="P6">un chiffre : chiffre mis en argument tel quel</text:p>
            </text:list-item>
            <text:list-item>
              <text:p text:style-name="P6">chaîne de caractère : mise en argument telle quelle</text:p>
            </text:list-item>
          </text:list>
        </text:list-item>
        <text:list-item>
          <text:p text:style-name="P6">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6">$dbaccess : coordonnées de la base de données</text:p>
        </text:list-item>
        <text:list-item>
          <text:p text:style-name="P6">$famid : identificateur de la famille recherchée</text:p>
        </text:list-item>
        <text:list-item>
          <text:p text:style-name="P6">$name : restriction de la recherche au document dont le titre comprend $name</text:p>
        </text:list-item>
        <text:list-item>
          <text:p text:style-name="P6">$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6">TST_IDSOC : identificateur de la famille société</text:p>
        </text:list-item>
        <text:list-item>
          <text:p text:style-name="P6">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6"><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text:soft-page-break/>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text:soft-page-break/>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text:soft-page-break/>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ext:soft-page-break/>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6"/>
          <text:p text:style-name="P3">FIXME internalmedia: freedom_2.14:admin:family:famille_test_menu.ods</text:p>
          <text:p text:style-name="P8"/>
        </text:list-item>
        <text:list-item>
          <text:p text:style-name="P6"/>
          <text:p text:style-name="P3">FIXME internalmedia: freedom_2.14:admin:family:menu_rafraichir_et_precedent_0.1.ods</text:p>
          <text:p text:style-name="P8"/>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text:soft-page-break/>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6">Créer un nouvel attribut ayant le même identifiant (comme pour modifier un attribut)</text:p>
        </text:list-item>
        <text:list-item>
          <text:p text:style-name="P6">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6">Aller dans le module “Gestion documentaire”</text:p>
        </text:list-item>
        <text:list-item>
          <text:p text:style-name="P6">Sélectionner la recherche “les familles”</text:p>
        </text:list-item>
        <text:list-item>
          <text:p text:style-name="P6">Sélectionner la famille à modifier</text:p>
        </text:list-item>
        <text:list-item>
          <text:p text:style-name="P6">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6">Faire un clic droit sur la famille et sélectionner le menu “Changer d'icône”</text:p>
        </text:list-item>
        <text:list-item>
          <text:p text:style-name="P6">Cliquer sur “Parcourir” et sélectionner une image sur le disque dur</text:p>
        </text:list-item>
        <text:list-item>
          <text:p text:style-name="P6">Cliquer sur le bouton “Importer”</text:p>
        </text:list-item>
      </text:list>
      <text:p text:style-name="Text_20_body"/>
      <text:h text:style-name="Heading_20_4" text:outline-level="4"><text:bookmark-start text:name="exemples_de_familles_a_importer_dans_freedom"/><text:soft-page-break/>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6"/>
          <text:p text:style-name="P3">FIXME internalmedia: freedom_2.14:admin:family:famille_test_attributs.ods</text:p>
          <text:p text:style-name="P8"/>
        </text:list-item>
      </text:list>
      <text:list xml:id="list2155827497" text:style-name="List_20_1">
        <text:list-item>
          <text:p text:style-name="P6"/>
          <text:p text:style-name="P3">FIXME internalmedia: freedom_2.14:admin:family:famille_test_array.ods</text:p>
          <text:p text:style-name="P8"/>
        </text:list-item>
      </text:list>
      <text:list xml:id="list1564542200" text:style-name="List_20_1">
        <text:list-item>
          <text:p text:style-name="P6"/>
          <text:p text:style-name="P3">FIXME internalmedia: freedom_2.14:admin:family:famille_test_tab.ods</text:p>
          <text:p text:style-name="P8"/>
        </text:list-item>
      </text:list>
      <text:list xml:id="list1407076136" text:style-name="List_20_1">
        <text:list-item>
          <text:p text:style-name="P6"/>
          <text:p text:style-name="P3">FIXME internalmedia: freedom_2.14:admin:family:famille_test_heritage.ods</text:p>
          <text:p text:style-name="P8"/>
        </text:list-item>
      </text:list>
      <text:list xml:id="list1794975503" text:style-name="List_20_1">
        <text:list-item>
          <text:p text:style-name="P6"/>
          <text:p text:style-name="P3">FIXME internalmedia: freedom_2.14:admin:family:famille_test_enumere.ods</text:p>
          <text:p text:style-name="P8"/>
        </text:list-item>
      </text:list>
      <text:list xml:id="list959117658" text:style-name="List_20_1">
        <text:list-item>
          <text:p text:style-name="P6"/>
          <text:p text:style-name="P3">FIXME internalmedia: freedom_2.14:admin:family:famille_test_menu.ods</text:p>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10-07T14:33:17</dc:date>
    <meta:editing-duration>PT09H30M48S</meta:editing-duration>
    <meta:editing-cycles>22</meta:editing-cycles>
    <dc:creator>Eric Brison</dc:creator>
    <meta:document-statistic meta:table-count="25" meta:image-count="8" meta:object-count="6" meta:page-count="24" meta:paragraph-count="920" meta:word-count="8116" meta:character-count="517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